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text-position="0% 100%" style:font-name="Liberation Serif" fo:font-size="11.1999998092651pt" fo:font-style="normal" fo:font-weight="normal" officeooo:rsid="004e27b2" officeooo:paragraph-rsid="0016f07b" style:font-size-asian="11.1999998092651pt" style:font-style-asian="normal" style:font-weight-asian="normal" style:font-size-complex="11.1999998092651pt" style:font-style-complex="normal" style:font-weight-complex="normal"/>
    </style:style>
    <style:style style:name="P2" style:family="paragraph" style:parent-style-name="Standard">
      <style:paragraph-properties fo:line-height="115%" fo:text-align="justify" style:justify-single-word="false"/>
      <style:text-properties style:text-position="0% 100%" style:font-name="Liberation Serif" fo:font-size="11.1999998092651pt" fo:font-style="normal" fo:font-weight="normal" officeooo:rsid="0016f07b" officeooo:paragraph-rsid="0016f07b" style:font-size-asian="11.1999998092651pt" style:font-style-asian="normal" style:font-weight-asian="normal" style:font-size-complex="11.1999998092651pt" style:font-style-complex="normal" style:font-weight-complex="normal"/>
    </style:style>
    <style:style style:name="P3" style:family="paragraph" style:parent-style-name="Standard">
      <style:paragraph-properties fo:line-height="115%" fo:text-align="justify" style:justify-single-word="false"/>
      <style:text-properties fo:font-size="11.1999998092651pt" officeooo:rsid="000f52cc" officeooo:paragraph-rsid="000f52cc" style:font-size-asian="11.1999998092651pt" style:font-size-complex="11.1999998092651pt"/>
    </style:style>
    <style:style style:name="P4" style:family="paragraph" style:parent-style-name="Standard">
      <style:paragraph-properties fo:line-height="115%" fo:text-align="justify" style:justify-single-word="false"/>
      <style:text-properties fo:font-size="11.1999998092651pt" officeooo:rsid="0012c1a3" officeooo:paragraph-rsid="0012c1a3" style:font-size-asian="11.1999998092651pt" style:font-size-complex="11.1999998092651pt"/>
    </style:style>
    <style:style style:name="P5" style:family="paragraph" style:parent-style-name="Standard">
      <style:paragraph-properties fo:line-height="115%" fo:text-align="justify" style:justify-single-word="false"/>
      <style:text-properties fo:font-size="11.1999998092651pt" officeooo:rsid="00145360" officeooo:paragraph-rsid="00147cbb" style:font-size-asian="11.1999998092651pt" style:font-size-complex="11.1999998092651pt"/>
    </style:style>
    <style:style style:name="P6" style:family="paragraph" style:parent-style-name="Standard">
      <style:paragraph-properties fo:line-height="115%" fo:text-align="justify" style:justify-single-word="false"/>
      <style:text-properties fo:font-size="11.1999998092651pt" officeooo:rsid="00145360" officeooo:paragraph-rsid="00145360" style:font-size-asian="11.1999998092651pt" style:font-size-complex="11.1999998092651pt"/>
    </style:style>
    <style:style style:name="P7" style:family="paragraph" style:parent-style-name="Standard">
      <style:paragraph-properties fo:line-height="115%" fo:text-align="justify" style:justify-single-word="false"/>
      <style:text-properties fo:font-size="11.1999998092651pt" officeooo:rsid="00147cbb" officeooo:paragraph-rsid="00147cbb" style:font-size-asian="11.1999998092651pt" style:font-size-complex="11.1999998092651pt"/>
    </style:style>
    <style:style style:name="P8" style:family="paragraph" style:parent-style-name="Standard">
      <style:paragraph-properties fo:line-height="115%" fo:text-align="justify" style:justify-single-word="false"/>
      <style:text-properties fo:font-size="11.1999998092651pt" officeooo:rsid="001557f8" officeooo:paragraph-rsid="0016f07b" style:font-size-asian="11.1999998092651pt" style:font-size-complex="11.1999998092651pt"/>
    </style:style>
    <style:style style:name="P9" style:family="paragraph" style:parent-style-name="Standard">
      <style:paragraph-properties fo:line-height="115%" fo:text-align="justify" style:justify-single-word="false"/>
      <style:text-properties fo:font-size="11.1999998092651pt" officeooo:rsid="0016f07b" officeooo:paragraph-rsid="0016f07b" style:font-size-asian="11.1999998092651pt" style:font-size-complex="11.1999998092651pt"/>
    </style:style>
    <style:style style:name="P10" style:family="paragraph" style:parent-style-name="Standard">
      <style:paragraph-properties fo:line-height="115%" fo:text-align="justify" style:justify-single-word="false"/>
      <style:text-properties fo:font-size="11.1999998092651pt" officeooo:rsid="001d9ff7" officeooo:paragraph-rsid="001d9ff7" style:font-size-asian="11.1999998092651pt" style:font-size-complex="11.1999998092651pt"/>
    </style:style>
    <style:style style:name="T1" style:family="text">
      <style:text-properties officeooo:rsid="000fc4ec"/>
    </style:style>
    <style:style style:name="T2" style:family="text">
      <style:text-properties officeooo:rsid="00145360"/>
    </style:style>
    <style:style style:name="T3" style:family="text">
      <style:text-properties officeooo:rsid="00147cbb"/>
    </style:style>
    <style:style style:name="T4" style:family="text">
      <style:text-properties officeooo:rsid="001557f8"/>
    </style:style>
    <style:style style:name="T5" style:family="text">
      <style:text-properties officeooo:rsid="0016f07b"/>
    </style:style>
    <style:style style:name="T6" style:family="text">
      <style:text-properties style:text-position="0% 100%" style:font-name="Liberation Serif" fo:font-style="normal" fo:font-weight="normal" style:font-style-asian="normal" style:font-weight-asian="normal" style:font-style-complex="normal" style:font-weight-complex="normal"/>
    </style:style>
    <style:style style:name="T7" style:family="text">
      <style:text-properties style:text-position="0% 100%" style:font-name="Liberation Serif" fo:font-style="normal" fo:font-weight="normal" officeooo:rsid="004e27b2" style:font-style-asian="normal" style:font-weight-asian="normal" style:font-style-complex="normal" style:font-weight-complex="normal"/>
    </style:style>
    <style:style style:name="T8" style:family="text">
      <style:text-properties style:text-position="0% 100%" style:font-name="Liberation Serif" fo:font-style="normal" fo:font-weight="normal" officeooo:rsid="0016f07b" style:font-style-asian="normal" style:font-weight-asian="normal" style:font-style-complex="normal" style:font-weight-complex="normal"/>
    </style:style>
    <style:style style:name="T9" style:family="text">
      <style:text-properties style:text-position="0% 100%" style:font-name="Liberation Serif" fo:font-style="normal" fo:font-weight="normal" officeooo:rsid="0019e636" style:font-style-asian="normal" style:font-weight-asian="normal" style:font-style-complex="normal" style:font-weight-complex="normal"/>
    </style:style>
    <style:style style:name="T10" style:family="text">
      <style:text-properties style:text-position="0% 100%" style:font-name="Liberation Serif" fo:font-style="normal" fo:font-weight="normal" officeooo:rsid="001a123c" style:font-style-asian="normal" style:font-weight-asian="normal" style:font-style-complex="normal" style:font-weight-complex="normal"/>
    </style:style>
    <style:style style:name="T11" style:family="text">
      <style:text-properties style:text-position="0% 100%" style:font-name="Liberation Serif" fo:font-style="normal" fo:font-weight="normal" officeooo:rsid="001cd929" style:font-style-asian="normal" style:font-weight-asian="normal" style:font-style-complex="normal" style:font-weight-complex="normal"/>
    </style:style>
    <style:style style:name="T12" style:family="text">
      <style:text-properties style:text-position="0% 100%" style:font-name="Liberation Serif" fo:font-style="normal" fo:font-weight="normal" officeooo:rsid="001d9ff7" style:font-style-asian="normal" style:font-weight-asian="normal" style:font-style-complex="normal" style:font-weight-complex="normal"/>
    </style:style>
    <style:style style:name="T13" style:family="text">
      <style:text-properties style:text-position="0% 100%" style:font-name="Liberation Serif" fo:font-style="normal" fo:font-weight="normal" officeooo:rsid="001dde87" style:font-style-asian="normal" style:font-weight-asian="normal" style:font-style-complex="normal" style:font-weight-complex="normal"/>
    </style:style>
    <style:style style:name="T14" style:family="text">
      <style:text-properties style:text-position="0% 100%" style:font-name="Liberation Serif" fo:font-style="normal" fo:font-weight="normal" officeooo:rsid="001fdde5" style:font-style-asian="normal" style:font-weight-asian="normal" style:font-style-complex="normal" style:font-weight-complex="normal"/>
    </style:style>
    <style:style style:name="T15" style:family="text">
      <style:text-properties style:text-position="sub 58%" style:font-name="Liberation Serif" fo:font-style="normal" fo:font-weight="normal" officeooo:rsid="001cd929" style:font-style-asian="normal" style:font-weight-asian="normal" style:font-style-complex="normal" style:font-weight-complex="normal"/>
    </style:style>
    <style:style style:name="T16" style:family="text">
      <style:text-properties officeooo:rsid="001fdd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 svoji doktorski dizertaciji se bom osredotočala na aspekt učinkovitosti različnih selekcijskih shem, zato je predlagan naslov Učinkovita uporaba genomskih informacij v majhnih rejskih programih za govedo. V angleščini predlagamo naslov Efficient use of genomic information in small cattle breeding programs.</text:p>
      <text:p text:style-name="P3">Naloga se umešča na področje znanosti o živalih, podrobneje na področje selekcije oz. genomske selekcije v živinoreji.</text:p>
      <text:p text:style-name="P3"/>
      <text:p text:style-name="P3">Če najprej predstavim ozadje problema. Na sliki vidimo klasično selekcijsko shemo pri govedu, ki je zaznamovana z dolgimi generacijskimi intervali. Ti so posledica dejstva, da živali odbiramo po pridobitvi lastnih fenotipskih vrednosti oz. vrednosti potomcev, saj nam to omogoča točno napoved klasičnih plemenskih vrednosti. V selekciji goveda ločimo štiri selekcijske poti, in sicer matere mater, matere očetov, očete mater in očete očetov. Vidimo, da matere mater odbiramo na podlagi zunanjosti, kriterij za odbiro mater očetov pa je strožji in zahteva točno plemensko vrednosti, ki jo živali pridobijo po zaključeni prvi laktaciji. Na strani očetov le te odbiramo po zaključenem testu potomcev. Večja dostopnost genomske informacije je omogočila razmah genomske selekcije v govedoreji, kjer živali odbiramo na <text:span text:style-name="T16">podlagi</text:span> genomskih plemenskih vrednosti, ki jih lahko napovemo tudi mladim živalim brez lastne fenotipske vrednosti. Slednje nam omogoča zgodnejšo odbiro živali in večjo točnost zgodnjih selekcijskih odločitev. Napoved genomskih plemenskih vrednosti zahteva kreiranje genomske matrike sorodstva, ki odraža realizirano sorodstvo med živalmi, ter veliko referenčno populacijo, kjer imajo vse živali znane tako genomske kot tudi fenotipske podatke. </text:p>
      <text:p text:style-name="P3"/>
      <text:p text:style-name="P3">Enačba za genetski napredek kaže, da je le ta odvisen od intenzivnosti in točnosti selekcije, genetske standardne deviacije za lastnost in generacijskega intervala. Na genetsko variabilnost za lastnost v populaciji ne moremo vplivati, lahko pa s svojimi dejanji nadziramo ostale tri parametre. V genomski selekciji imajo na točnost velik vpliv referenčna populacija. Vpliv na točnost ima tako njena velikost kot tudi sorodnost živali v sami referenčni populaciji in sorodnost teh živali z živalmi v napovedni populaciji. Majhne populacije se soočajo s problemi pri sestavi lastne referenčne populacije zaradi <text:span text:style-name="T16">majhnega</text:span> števila progeno testiranih bikov in omejenih sredstev. Pri tem si lahko takšne populacije pomagajo s vključenje v mednarodna združenja in skupno napovedjo genomskih plemenskih vrednosti ali pa s vključitvijo krav v referenčno populacijo. Krave sicer doprinesejo manjši informacijo, saj so točnosti njihovih plemenskih vrednosti nižje zaradi manjšega števila potomcev od bikov. Raziskovalci so ocenili, da je za informacijo enega progeno testiranega bika v referenčno populacijo potrebno vključiti ~5 krav. Zato se še posebno v majhnih populacijah postavlja vprašanje, kako z danimi sredstvi in živalmi optimalno sestaviti referenčno populacijo za dosego največje možne točnosti?</text:p>
      <text:p text:style-name="P3"/>
      <text:p text:style-name="P3">Na sam generacijski interval ima največji vpliv sam način uporabe genomske informacije, ki lahko ob uporabi skrajša generacijski interval posamezne selekcijske poti. Determinističen izračuna genetskega napredka in ostalih parametrov je za posamezen scenarij selekcije zaradi mnogih virov variabilnosti praktični nemogoč. Zato so se tudi prehodne študije <text:s/><text:span text:style-name="T16">posluževale</text:span> stohastičnih simulacij kot orodja za analizo različnih vplivov. Med slednjimi so bili predvsem posamezni parametri predvsem genomske napovedi, kot so število živali v referenčni populaciji, število genetskih označevalcev v napovedi, heritabiliteta. Manj študij pa se je ukvarjalo z vplivom uporabe genomske informacije v celotnem rejskem programu. <text:span text:style-name="T1">Prav tako je večina študij simulirala diskretne populacije, v resnici pa je populacija zgrajena iz prekrivajočih se populacij. Zato je vprašanje, kako uporabiti genomsko informacijo za dosego čim večjega genetskega napredka?</text:span></text:p>
      <text:p text:style-name="P3"/>
      <text:p text:style-name="P4">Zavedati se moramo, da je za dolgoročni genetski napredek poleg odbire najboljših živali pomembno tudi ohranjanje genetske variabilnosti. Iz enačbe za genetski napredek je razvidno, da izguba genetske variance vodi do zmanjšanja genetskega napredka. Z uravnoteženjem maksimiranja genetskega napredka in ohranjanja genetske variabilnosti se ukvarja selekcija z optimiziranimi prispevki. Uspešnost posamezne <text:soft-page-break/>selekcijske sheme pri doseganju obeh ciljev pa lahko merimo z učinkovitostjo selekcije. Zato je vprašanje tudi, kako način uporabe genomske informacije v rejskem programu vpliva na selekcijsko učinkovitost?</text:p>
      <text:p text:style-name="P4"/>
      <text:p text:style-name="P4">Poleg same učinkovitosti selekcije je za doseganje konkurenčnosti in uspeh selekcije potrebno tudi učinkovito razporediti razpoložljiva finančna sredstva. Z genetskim napredkom oz. trendom ovrednotimo uspeh celotne selekcije – doprinos vseh selekcijskih poti in vseh selekcijskih odločitev. Garcia-Cortes <text:span text:style-name="T2">so razvili metodo, ki nam preko razčlenitve plemenskih vrednosti za posamezno žival omogoča določitev prispevka posamezne selekcijske poti ali pa rejske aktivnosti h genetskemu napredku. Če bo tem poznamo tudi finančne vložke za posamezno aktivnost, lahko izračunamo kako učinkovito so finančna sredstva razporejena in kako bi prerazporeditev vplivala na to učinkovitost. Zato je vprašanje, kakšna naj bo ta razporeditev?</text:span></text:p>
      <text:p text:style-name="P4"/>
      <text:p text:style-name="P5">Če v eni sliki najprej povzamem vse spremenljivke in odnose med njimi. Osrednji pojem moje doktorske naloge je učinkovitost selekcije – tako selekcijske kot tudi učinkovitosti razporeditve finančnih sredstev. Medtem, ko na selekcijsko učinkovitost vplivata predvsem genetski napredek in genetska variabilnost, pa na učinkovitost razporeditve sredstev vplivata predvsem doprinos posamezne aktivnost k napredku in vložek sredstev v to aktivnost. </text:p>
      <text:p text:style-name="P4"/>
      <text:p text:style-name="P6">Splošen cilj moje doktorske naloge je predstaviti učinkovito rabo genomske informacije v rejskih p<text:span text:style-name="T16">ro</text:span>gramih malih populacij govedi. To bomo dosegli preko specifičnih ciljev – želimo razviti simulator, ki bo omogočal realistično populacijo specifične populacije govedi. Specifičnost bo dosežena z možnostjo nastavitve vseh selekcijskih parametrov. V nadaljnje želimo analizirati slovenske rejske programe in ekstrahirati parametre. Na podlagi teh želimo s pregledom literature pripraviti uresničljive genomske scenarije kot alternative obstoječim. Po simulaciji vseh pripravljenih scenarijev bomo primerjali, kako se scenariji med seboj razlikujejo v doseženem genets<text:span text:style-name="T16">k</text:span>em napredku, genetski variabilnosti in selekcijski učinkovitosti. Poleg tega bomo razvili orodje za optimalno sestavo referenčne populacije na podlagi sorodstva živali v referenčni in napovedni populaciji. Nazadnje bomo analizirali še finančni aspekt selekcije, za kar bomo najprej razčle<text:span text:style-name="T3">n</text:span>ili genetski trend na identificirane rejske aktivnosti, pridobili podatke o deležu sredstev, ki jih posamezna rejska aktivnost porabi in podlagi teh dveh izračunali tudi učinkovitost razporeditve <text:s/>finančnih sredstev za vse testirane scenarije.</text:p>
      <text:p text:style-name="P6"/>
      <text:p text:style-name="P7">Poglejmo, s kakšnimi metodami bomo dosegli naše cilje.</text:p>
      <text:p text:style-name="P7">Če se najprej osredotočim na pripravo osnove – torej priprava parametrov selekcijskih shem in razvoj orodja za simulacijo le teh. Parametre obstoječih slovenskih rejskih programov bomo pridobili z analizo letnih rejskih programov priznanih rejskih organizacij ter preko analize podatkov iz Centralne podatkovne zbirke Govedo. Realne alternative obstoječim rejskim programov bomo pripravili na podlagi pregleda literature in rejskih programov drugih populacij. <text:span text:style-name="T4">Alternativni programi se bodo razlikovali v načinu uporabe genomske informacije.</text:span></text:p>
      <text:p text:style-name="P7"/>
      <text:p text:style-name="P7">Nato bomo razvili orodje za <text:span text:style-name="T4">stohastično </text:span>simulacijo <text:span text:style-name="T4">selekcije. Orodje bo omogoča nastavitev vseh selekcijskih parametrov kot so število odbranih živali, število potomcev po posameznem staršu, kriterij za odbiro posameznih živali itd. S tem bo omogočalo analizo vpliva teh parametrov. Orodje bo omogočalo simulacijo prekrivajočih se generacij, v vsakem krogu selekcije pa bodo izvedeni trije koraki, in sicer napoved plemenskih vrednosti, odbira staršev in parjenje le-teh na kreiranje nove generacije. Tehnično bo orodje zgrajeno kot Python ogrodje za AlphaSim program za stohastično simulacijo rodovnika in genomov ter blupf90 za napoved plemenskih vrednosti. Z orodjem bomo simulirali vse testne scenarije.</text:span></text:p>
      <text:p text:style-name="P7"/>
      <text:p text:style-name="P8">V naslednjem koraku bomo scenarije primerjali med sabo. Po simulaciji bomo analizirali, kako različni načini uporabe genomske informacije v različnih scenarijih vplivajo na selekcijske parametre. || </text:p>
      <text:p text:style-name="P8"><text:soft-page-break/></text:p>
      <text:p text:style-name="P8">Analizirali bomo generacijski interval, točnost napovedi plemenskih vrednosti, trend genetskega napredek in genetske variance vseh testiranih scenarijev. Trend genetskega napredka in genetske variance bomo analizirali kot regresijo povprečne plemenske vrednosti oz povprečne genetske variance na generacijo. Na podlagi teh parametrov bomo <text:span text:style-name="T5">z</text:span>a vsak <text:span text:style-name="T5">scenarij </text:span>izračunali tudi <text:span text:style-name="T5">učinkovitost selekcije, ki jo</text:span><text:span text:style-name="T7"> definira</text:span><text:span text:style-name="T8">mo</text:span><text:span text:style-name="T7"> kot naklon regresije genetskega napredka na odstotek izgube genske standardne deviacije. Učinkovitost selekcije tako izraža, kakšen genetski napredek bi dosegli, če bi se vsa genetska variabilnosti pretvorila v genetski napredek.</text:span></text:p>
      <text:p text:style-name="P1"/>
      <text:p text:style-name="P9"><text:span text:style-name="T7">K</text:span><text:span text:style-name="T6">ot že omenjeno, h genetskemu napredku doprinese tudi točnost napovedi genomskih plemenskih vrednosti, zato bomo razvili orodje za optimizacijo sestave referenčne populacije. Za to bomo uporabili genetski algoritem, ki je hevristični optimizacijski algoritem, ciljna funkcija pa bo minimizirala sorodstvo živali v referenčni populaciji in hkrati maksimirala sor</text:span><text:span text:style-name="T14">o</text:span><text:span text:style-name="T6">dstvo živali med živalmi v referenčni in napovedni populaciji ob omejitvi poljubnega števila živali. Primerjali bomo točnost napovedi z optimizirano in naključno izbrano referenčno populacijo preko izračuna korelacije med pravimi genetskimi vrednostmi in napovedanimi plemenskimi vrednostmi v napovedni populaciji.</text:span></text:p>
      <text:p text:style-name="P2"/>
      <text:p text:style-name="P2">V zadnjem delu se bomo osredotočili še na finančni aspekt selekcije, za kar potrebujemo vložek in rezultat posamezne rejske aktivnosti.</text:p>
      <text:p text:style-name="P2"/>
      <text:p text:style-name="P9"><text:span text:style-name="T6">Najprej bomo z analizo rejskih programov identificirali vse rejske aktivnosti v slovenskih rejskih programih. V naslednjem koraku bomo s pregledom proračuna rejskih organizacij pridobili podatke o finančnem vložku za vsako rejsko aktivnost. Na drugi strani pa bomo z razčlenitvijo genetskega trenda identificirali, koliko vsaka izmed teh rejskih aktivnosti doprinese h genetskemu trendu. To bomo storili po metodi predstavljeni v Garcia-Cortez in sod. </text:span><text:span text:style-name="T9">Aditivn</text:span><text:span text:style-name="T11">e</text:span><text:span text:style-name="T9"> genetsk</text:span><text:span text:style-name="T10">e vrednosti sledijo navedeni normalni multivariatni porazdelitvi. </text:span><text:span text:style-name="T11">A matriko lahko razčlenimo na zgornjo </text:span><text:span text:style-name="T14">trikotno</text:span><text:span text:style-name="T11"> in diagonalno matriko. Tako lahko transformiramo aditivno genetsko vrednost v naveden izraz. To nam omogoča popolno razčlenitev aditivne genetske vrednosti za posameznika na i poljubnih členov. Če uvedemo matriko P</text:span><text:span text:style-name="T15">i</text:span><text:span text:style-name="T11">, ki je diagonalna matrika z vrednostmi ena in nič, ta izbere ustrezen stolpec matrike T, ki pripada skupini i. </text:span><text:span text:style-name="T12">Slednje nam omogoča razčlenitev aditivne genetske vrednosti na prispevke i skupin.</text:span></text:p>
      <text:p text:style-name="P10"><text:span text:style-name="T6">Glede na to, kolikšen delež sredstev posamezna aktivnosti porabi in koliko doprinese h genetskemu napredku, lahko izračunamo učinkovitost razporeditve finančnih sredstev selekcijske sheme. To bomo tudi storili za vse testirane scenarije.</text:span></text:p>
      <text:p text:style-name="P10"><text:span text:style-name="T6"/></text:p>
      <text:p text:style-name="P10"><text:span text:style-name="T6">Nazadnje še, kakšen bo doprinos moje doktorske naloge k znanosti oz. katere luknje v znanju bo zapolnila. V splošnem bo moja naloga pripomogla k načrtovanju rejskih programov majhnih in specifičnih populacij goveda z a dosego čim večje učinkovitosti. Razvoj simulacijskega orodja bo omogočal simulacijo realne in specifične populacije, kar je nadgradnja prejšnjih simulacijskih programov, ki so simulirali generične populacije z diskretnimi generacijami. Identificirali bomo, kateri način uporabe genomske informacije prinaša največji genetski napredek. Ob tem bomo upoštevali tudi ohranjanje genetske variabilnosti in identificirali scenarij z največjo učinkovitostjo selekcije. Sam način uporabe genomske informacije v celotnem rejskem programu ni močno raziskan, scenarije pa bomo primerjali tudi na novem nivoju učinkovitosti. Identificirali bomo tudi scenarij, ki najbolj učinkovitost razporedi dana finančna sredstva. Ker bodo simulirana populacija odražala slovensko populacijo govedi, bomo podatki o selekcijski in finančni učinkovitosti direktno uporabni za slovenske rejske organizacije. Nazadnje, naše orodje za optimizacijo referenčne populacije </text:span><text:span text:style-name="T13">uporablja še neraziskan pristop</text:span><text:span text:style-name="T6">: in sicer </text:span><text:span text:style-name="T13">kombinacijo</text:span><text:span text:style-name="T6"> genetsk</text:span><text:span text:style-name="T13">ega</text:span><text:span text:style-name="T6"> algorit</text:span><text:span text:style-name="T13">ma</text:span><text:span text:style-name="T6"> ter optimiziranje sorodstva referenčne in napovedne populacije.</text:span></text:p>
      <text:p text:style-name="P9"><text:span text:style-name="T12"/></text:p>
      <text:p text:style-name="P9"><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14:52:24.836913200</meta:creation-date>
    <meta:editing-duration>PT5M23S</meta:editing-duration>
    <meta:editing-cycles>5</meta:editing-cycles>
    <meta:generator>LibreOffice/5.1.6.2$Linux_X86_64 LibreOffice_project/10m0$Build-2</meta:generator>
    <dc:date>2018-04-18T15:10:00.253538872</dc:date>
    <meta:document-statistic meta:table-count="0" meta:image-count="0" meta:object-count="0" meta:page-count="3" meta:paragraph-count="19" meta:word-count="1639" meta:character-count="12376" meta:non-whitespace-character-count="10747"/>
  </office:meta>
</office:document-meta>
</file>